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289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weezers, Idealtek Anti-Magnetic No. 7 Very Fine, Curved Tips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string" calcext:value-type="string">
            <text:p>Bergeon 6938 Dial Protector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ovement Holder, Gents Size, Carbon Fibre (Bergeon 4040-P)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string" calcext:value-type="string">
            <text:p>Material Box, Swiss Made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string" calcext:value-type="string">
            <text:p>Bergeon 30080 - Individual Screwdrivers with Blades Color: Yellow - 0.80mm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Hand Levers, 3.0mm Tips (Bergeon 5431)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string" calcext:value-type="string">
            <text:p>Bergeon 2290 Polishing Buff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elvyt Medium (PR) Cloth, White Size: Size A 25x25cm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lass, Dial and Hand Cleaning Pen (Bergeon 7971)</text:p>
          </table:table-cell>
          <table:table-cell office:value-type="float" office:value="17.95" calcext:value-type="float">
            <text:p>17.95</text:p>
          </table:table-cell>
        </table:table-row>
        <table:table-row table:style-name="ro1">
          <table:table-cell office:value-type="string" calcext:value-type="string">
            <text:p>Bergeon 30080 - Individual Screwdrivers with Blades Color: White - 0.60mm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Bergeon 30080 - Individual Screwdrivers with Blades Color: Red - 1.20mm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Bergeon 30080 - Individual Screwdrivers with Blades Color: Blue - 2.50mm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Case Knife, Case Opening Blade and Spring Bar Tool (Bergeon 8403)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Bergeon 8008, Rubber Case Ball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AF 176.530.24 Headband Eyeglass Holder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Rodico Premium (Bergeon 7033-1)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Hand Pusher, Red Ø0.80 - Grey Ø1.50mm (Bergeon 7404-2)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Eyeglass, Black No. 3.5 = 2.8x (Bergeon 4422-3.5)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18])" office:value-type="float" office:value="224.8" calcext:value-type="float">
            <text:p>224.8</text:p>
          </table:table-cell>
        </table:table-row>
        <table:table-row table:style-name="ro1">
          <table:table-cell office:value-type="string" calcext:value-type="string">
            <text:p>plus VAT</text:p>
          </table:table-cell>
          <table:table-cell table:formula="of:=[.B20]*1.2" office:value-type="float" office:value="269.76" calcext:value-type="float">
            <text:p>269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1T21:51:26.596579966</dc:date>
    <meta:editing-duration>PT56S</meta:editing-duration>
    <meta:editing-cycles>1</meta:editing-cycles>
    <meta:document-statistic meta:table-count="1" meta:cell-count="40" meta:object-count="0"/>
    <meta:generator>LibreOffice/7.4.3.1$Linux_X86_64 LibreOffice_project/40$Build-1</meta:generator>
  </office:meta>
</office:document-meta>
</file>